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skUtils.getDefaultErrorHandler( boolean isRepeatingTas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agatingErrorHandler.handleError(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ingErrorHandler.handleError(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Utils.decorateTaskWithErrorHandler( Runnable task , @ Nullable ErrorHandler errorHandler , boolean isRepeatingTas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